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iendque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00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r ACT 3 (meadow events). Also Talk to Loop. Both set to 1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lk to Mira after talking to Loop (act 3 event, Map030 Dormont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lk to HH with all Loops completed (Map020 Last Room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adow after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FriendquestDoneAL</text:p>
          </table:table-cell>
          <table:table-cell/>
          <table:table-cell office:value-type="string" calcext:value-type="string">
            <text:p>Loop to meadow after talking to HH with all Fqs complete</text:p>
          </table:table-cell>
        </table:table-row>
        <table:table-row table:style-name="ro1">
          <table:table-cell office:value-type="string" calcext:value-type="string">
            <text:p>s2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17:43:28.358000000</meta:creation-date>
    <dc:date>2024-06-20T17:48:13.511000000</dc:date>
    <meta:editing-duration>PT4M47S</meta:editing-duration>
    <meta:editing-cycles>1</meta:editing-cycles>
    <meta:document-statistic meta:table-count="1" meta:cell-count="17" meta:object-count="0"/>
    <meta:generator>LibreOffice/24.2.2.2$Windows_X86_64 LibreOffice_project/d56cc158d8a96260b836f100ef4b4ef25d6f1a01</meta:generator>
  </office:meta>
</office:document-meta>
</file>